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8d44" officeooo:paragraph-rsid="00158d44"/>
    </style:style>
    <style:style style:name="P2" style:family="paragraph" style:parent-style-name="Standard">
      <style:paragraph-properties fo:text-align="start" style:justify-single-word="false"/>
      <style:text-properties officeooo:rsid="00158d44" officeooo:paragraph-rsid="00158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quette «Cup of Tea»</text:p>
      <text:p text:style-name="P1"/>
      <text:p text:style-name="P1"/>
      <text:p text:style-name="P1"/>
      <text:p text:style-name="P1"/>
      <text:p text:style-name="P2">Exercice réalisé en groupe de 4.</text:p>
      <text:p text:style-name="P2"/>
      <text:p text:style-name="P2">Partage des tâches, choix pour le nom des classes et des techniques utilisé (flex, float, etc) <text:s/>en amonts.</text:p>
      <text:p text:style-name="P2"/>
      <text:p text:style-name="P2">J’ai travaillé principalement sur le h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50:33.067000000</meta:creation-date>
    <dc:date>2018-03-29T09:57:18.549000000</dc:date>
    <meta:editing-duration>PT6M46S</meta:editing-duration>
    <meta:editing-cycles>1</meta:editing-cycles>
    <meta:document-statistic meta:table-count="0" meta:image-count="0" meta:object-count="0" meta:page-count="1" meta:paragraph-count="4" meta:word-count="34" meta:character-count="203" meta:non-whitespace-character-count="172"/>
    <meta:generator>LibreOffice/5.1.5.2$Windows_X86_64 LibreOffice_project/7a864d8825610a8c07cfc3bc01dd4fce6a9447e5</meta:generator>
  </office:meta>
</office:document-meta>
</file>